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2.63mm"/>
    </style:style>
    <style:style style:name="co2" style:family="table-column">
      <style:table-column-properties fo:break-before="auto" style:column-width="7.18mm"/>
    </style:style>
    <style:style style:name="co3" style:family="table-column">
      <style:table-column-properties fo:break-before="auto" style:column-width="11.31mm"/>
    </style:style>
    <style:style style:name="co4" style:family="table-column">
      <style:table-column-properties fo:break-before="auto" style:column-width="11.38mm"/>
    </style:style>
    <style:style style:name="ro5" style:family="table-row">
      <style:table-row-properties style:row-height="4.66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4.7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padding="0.71mm"/>
    </style:style>
    <style:style style:name="ce2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ackground-color="#b2b2b2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 style:data-style-name="N100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T1" style:family="text">
      <style:text-properties style:text-line-through-type="none" style:font-weight-complex="bold" style:font-weight-asian="bold" fo:font-weight="bold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/>
    </style:style>
    <style:style style:name="T2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complex="normal" fo:font-weight="normal" style:font-weight-asian="normal"/>
    </style:style>
    <style:style style:name="T3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bold" style:font-weight-asian="bold" style:font-weight-complex="bold"/>
    </style:style>
    <style:style style:name="T4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fo:font-weight="normal" style:font-weight-asian="normal" style:font-weight-complex="normal"/>
    </style:style>
    <style:style style:name="T5" style:family="text">
      <style:text-properties style:text-line-through-type="none" style:font-name="Arial" style:font-style-complex="normal" fo:text-shadow="none" fo:font-size="10pt" style:font-style-asian="normal" style:text-underline-style="none" style:text-underline-color="font-color" style:font-size-complex="10pt" style:font-size-asian="10pt" style:text-position="0% 100%" style:text-outline="false" fo:font-style="normal" style:font-weight-asian="bold" style:font-weight-complex="bold" fo:font-weight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4">
        <office:forms form:automatic-focus="false" form:apply-design-mode="false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3" table:default-cell-style-name="ce6"/>
        <table:table-column table:style-name="co5" table:number-columns-repeated="232" table:default-cell-style-name="ce6"/>
        <table:table-column table:style-name="co5" table:number-columns-repeated="780" table:default-cell-style-name="Default"/>
        <table:table-row table:style-name="ro2">
          <table:table-cell table:style-name="ce2"/>
          <table:table-cell office:value-type="string" calcext:value-type="string">
            <text:p>in die farbigen Zellen eingeben: <text:span text:style-name="T1">r</text:span><text:span text:style-name="T2"> für richtig, </text:span><text:span text:style-name="T3">f</text:span><text:span text:style-name="T4"> für falsch, </text:span><text:span text:style-name="T5">n</text:span><text:span text:style-name="T4"> für nicht bearbeitet (</text:span><text:span text:style-name="T3">bitte das n nicht weglassen</text:span><text:span text:style-name="T4">)</text:span></text:p>
          </table:table-cell>
          <table:table-cell table:number-columns-repeated="6"/>
          <table:table-cell table:style-name="ce2" table:number-columns-repeated="5"/>
          <table:table-cell table:style-name="ce11" table:number-columns-repeated="998"/>
          <table:table-cell table:number-columns-repeated="13"/>
        </table:table-row>
        <table:table-row table:style-name="ro3">
          <table:table-cell table:style-name="ce2"/>
          <table:table-cell table:style-name="ce7" office:value-type="string" calcext:value-type="string">
            <text:p>In der letzten Spalte stehen anschließend die Punkte für das jeweilige Kind</text:p>
          </table:table-cell>
          <table:table-cell table:style-name="ce2" table:number-columns-repeated="11"/>
          <table:table-cell table:style-name="ce11" table:number-columns-repeated="998"/>
          <table:table-cell table:number-columns-repeated="13"/>
        </table:table-row>
        <table:table-row table:style-name="ro2">
          <table:table-cell table:style-name="ce2" table:number-columns-repeated="13"/>
          <table:table-cell table:style-name="ce11" table:number-columns-repeated="998"/>
          <table:table-cell table:number-columns-repeated="13"/>
        </table:table-row>
        <table:table-row table:style-name="ro2">
          <table:table-cell table:style-name="ce3" office:value-type="string" calcext:value-type="string">
            <text:p>A-1</text:p>
          </table:table-cell>
          <table:table-cell table:style-name="ce3"/>
          <table:table-cell table:style-name="ce3" office:value-type="string" calcext:value-type="string">
            <text:p>A-2</text:p>
          </table:table-cell>
          <table:table-cell table:style-name="ce3"/>
          <table:table-cell table:style-name="ce3" office:value-type="string" calcext:value-type="string">
            <text:p>B-1</text:p>
          </table:table-cell>
          <table:table-cell table:style-name="ce3"/>
          <table:table-cell table:style-name="ce3" office:value-type="string" calcext:value-type="string">
            <text:p>B-2</text:p>
          </table:table-cell>
          <table:table-cell table:style-name="ce3"/>
          <table:table-cell table:style-name="ce3" office:value-type="string" calcext:value-type="string">
            <text:p>C-1</text:p>
          </table:table-cell>
          <table:table-cell table:style-name="ce3"/>
          <table:table-cell table:style-name="ce3" office:value-type="string" calcext:value-type="string">
            <text:p>C-2</text:p>
          </table:table-cell>
          <table:table-cell table:style-name="ce3"/>
          <table:table-cell table:style-name="ce3" office:value-type="string" calcext:value-type="string">
            <text:p>Punkte</text:p>
          </table:table-cell>
          <table:table-cell table:style-name="ce11" table:number-columns-repeated="998"/>
          <table:table-cell table:number-columns-repeated="1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8" table:formula="of:=IF([.A5]=&quot;r&quot;;3;IF([.A5]=&quot;f&quot;;-1.5;0))" office:value-type="float" office:value="3" calcext:value-type="float">
            <text:p>3</text:p>
          </table:table-cell>
          <table:table-cell table:style-name="ce5" office:value-type="string" calcext:value-type="string">
            <text:p>r</text:p>
          </table:table-cell>
          <table:table-cell table:style-name="ce8" table:formula="of:=IF([.C5]=&quot;r&quot;;3;IF([.C5]=&quot;f&quot;;-1.5;0))" office:value-type="float" office:value="3" calcext:value-type="float">
            <text:p>3</text:p>
          </table:table-cell>
          <table:table-cell table:style-name="ce9" office:value-type="string" calcext:value-type="string">
            <text:p>f</text:p>
          </table:table-cell>
          <table:table-cell table:style-name="ce8" table:formula="of:=IF([.E5]=&quot;r&quot;;4;IF([.E5]=&quot;f&quot;;-2;0))" office:value-type="float" office:value="-2" calcext:value-type="float">
            <text:p>-2</text:p>
          </table:table-cell>
          <table:table-cell table:style-name="ce9" office:value-type="string" calcext:value-type="string">
            <text:p>r</text:p>
          </table:table-cell>
          <table:table-cell table:style-name="ce8" table:formula="of:=IF([.G5]=&quot;r&quot;;4;IF([.G5]=&quot;f&quot;;-2;0))" office:value-type="float" office:value="4" calcext:value-type="float">
            <text:p>4</text:p>
          </table:table-cell>
          <table:table-cell table:style-name="ce10" office:value-type="string" calcext:value-type="string">
            <text:p>r</text:p>
          </table:table-cell>
          <table:table-cell table:style-name="ce8" table:formula="of:=IF([.I5]=&quot;r&quot;;5;IF([.I5]=&quot;f&quot;;-2.5;0))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style-name="ce8" table:formula="of:=IF([.K5]=&quot;r&quot;;5;IF([.K5]=&quot;f&quot;;-2.5;0))" office:value-type="float" office:value="0" calcext:value-type="float">
            <text:p>0</text:p>
          </table:table-cell>
          <table:table-cell table:style-name="ce8" table:formula="of:=12 + SUM([.B5:.L5])" office:value-type="float" office:value="25" calcext:value-type="float">
            <text:p>25</text:p>
          </table:table-cell>
          <table:table-cell table:style-name="ce12" table:number-columns-repeated="998"/>
          <table:table-cell table:number-columns-repeated="13"/>
        </table:table-row>
        <table:table-row table:style-name="ro2">
          <table:table-cell table:style-name="ce5" office:value-type="string" calcext:value-type="string">
            <text:p>r</text:p>
          </table:table-cell>
          <table:table-cell table:style-name="ce8" table:formula="of:=IF([.A6]=&quot;r&quot;;3;IF([.A6]=&quot;f&quot;;-1.5;0))" office:value-type="float" office:value="3" calcext:value-type="float">
            <text:p>3</text:p>
          </table:table-cell>
          <table:table-cell table:style-name="ce5" office:value-type="string" calcext:value-type="string">
            <text:p>n</text:p>
          </table:table-cell>
          <table:table-cell table:style-name="ce8" table:formula="of:=IF([.C6]=&quot;r&quot;;3;IF([.C6]=&quot;f&quot;;-1.5;0))" office:value-type="float" office:value="0" calcext:value-type="float">
            <text:p>0</text:p>
          </table:table-cell>
          <table:table-cell table:style-name="ce9" office:value-type="string" calcext:value-type="string">
            <text:p>r</text:p>
          </table:table-cell>
          <table:table-cell table:style-name="ce8" table:formula="of:=IF([.E6]=&quot;r&quot;;4;IF([.E6]=&quot;f&quot;;-2;0))" office:value-type="float" office:value="4" calcext:value-type="float">
            <text:p>4</text:p>
          </table:table-cell>
          <table:table-cell table:style-name="ce9" office:value-type="string" calcext:value-type="string">
            <text:p>n</text:p>
          </table:table-cell>
          <table:table-cell table:style-name="ce8" table:formula="of:=IF([.G6]=&quot;r&quot;;4;IF([.G6]=&quot;f&quot;;-2;0))" office:value-type="float" office:value="0" calcext:value-type="float">
            <text:p>0</text:p>
          </table:table-cell>
          <table:table-cell table:style-name="ce10" office:value-type="string" calcext:value-type="string">
            <text:p>r</text:p>
          </table:table-cell>
          <table:table-cell table:style-name="ce8" table:formula="of:=IF([.I6]=&quot;r&quot;;5;IF([.I6]=&quot;f&quot;;-2.5;0))" office:value-type="float" office:value="5" calcext:value-type="float">
            <text:p>5</text:p>
          </table:table-cell>
          <table:table-cell table:style-name="ce10" office:value-type="string" calcext:value-type="string">
            <text:p>n</text:p>
          </table:table-cell>
          <table:table-cell table:style-name="ce8" table:formula="of:=IF([.K6]=&quot;r&quot;;5;IF([.K6]=&quot;f&quot;;-2.5;0))" office:value-type="float" office:value="0" calcext:value-type="float">
            <text:p>0</text:p>
          </table:table-cell>
          <table:table-cell table:style-name="ce8" table:formula="of:=12 + SUM([.B6:.L6])" office:value-type="float" office:value="24" calcext:value-type="float">
            <text:p>24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7]=&quot;r&quot;;3;IF([.A7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7]=&quot;r&quot;;3;IF([.C7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7]=&quot;r&quot;;4;IF([.E7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7]=&quot;r&quot;;4;IF([.G7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7]=&quot;r&quot;;5;IF([.I7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7]=&quot;r&quot;;5;IF([.K7]=&quot;f&quot;;-2.5;0))" office:value-type="float" office:value="0" calcext:value-type="float">
            <text:p>0</text:p>
          </table:table-cell>
          <table:table-cell table:style-name="ce8" table:formula="of:=12 + SUM([.B7:.L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8]=&quot;r&quot;;3;IF([.A8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8]=&quot;r&quot;;3;IF([.C8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8]=&quot;r&quot;;4;IF([.E8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8]=&quot;r&quot;;4;IF([.G8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8]=&quot;r&quot;;5;IF([.I8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8]=&quot;r&quot;;5;IF([.K8]=&quot;f&quot;;-2.5;0))" office:value-type="float" office:value="0" calcext:value-type="float">
            <text:p>0</text:p>
          </table:table-cell>
          <table:table-cell table:style-name="ce8" table:formula="of:=12 + SUM([.B8:.L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9]=&quot;r&quot;;3;IF([.A9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9]=&quot;r&quot;;3;IF([.C9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9]=&quot;r&quot;;4;IF([.E9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9]=&quot;r&quot;;4;IF([.G9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9]=&quot;r&quot;;5;IF([.I9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9]=&quot;r&quot;;5;IF([.K9]=&quot;f&quot;;-2.5;0))" office:value-type="float" office:value="0" calcext:value-type="float">
            <text:p>0</text:p>
          </table:table-cell>
          <table:table-cell table:style-name="ce8" table:formula="of:=12 + SUM([.B9:.L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0]=&quot;r&quot;;3;IF([.A10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0]=&quot;r&quot;;3;IF([.C10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0]=&quot;r&quot;;4;IF([.E10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0]=&quot;r&quot;;4;IF([.G10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0]=&quot;r&quot;;5;IF([.I10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0]=&quot;r&quot;;5;IF([.K10]=&quot;f&quot;;-2.5;0))" office:value-type="float" office:value="0" calcext:value-type="float">
            <text:p>0</text:p>
          </table:table-cell>
          <table:table-cell table:style-name="ce8" table:formula="of:=12 + SUM([.B10:.L1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1]=&quot;r&quot;;3;IF([.A11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1]=&quot;r&quot;;3;IF([.C11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1]=&quot;r&quot;;4;IF([.E11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1]=&quot;r&quot;;4;IF([.G11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1]=&quot;r&quot;;5;IF([.I11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1]=&quot;r&quot;;5;IF([.K11]=&quot;f&quot;;-2.5;0))" office:value-type="float" office:value="0" calcext:value-type="float">
            <text:p>0</text:p>
          </table:table-cell>
          <table:table-cell table:style-name="ce8" table:formula="of:=12 + SUM([.B11:.L1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2]=&quot;r&quot;;3;IF([.A12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2]=&quot;r&quot;;3;IF([.C12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2]=&quot;r&quot;;4;IF([.E12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2]=&quot;r&quot;;4;IF([.G12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2]=&quot;r&quot;;5;IF([.I12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2]=&quot;r&quot;;5;IF([.K12]=&quot;f&quot;;-2.5;0))" office:value-type="float" office:value="0" calcext:value-type="float">
            <text:p>0</text:p>
          </table:table-cell>
          <table:table-cell table:style-name="ce8" table:formula="of:=12 + SUM([.B12:.L1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3]=&quot;r&quot;;3;IF([.A13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3]=&quot;r&quot;;3;IF([.C13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3]=&quot;r&quot;;4;IF([.E13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3]=&quot;r&quot;;4;IF([.G13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3]=&quot;r&quot;;5;IF([.I13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3]=&quot;r&quot;;5;IF([.K13]=&quot;f&quot;;-2.5;0))" office:value-type="float" office:value="0" calcext:value-type="float">
            <text:p>0</text:p>
          </table:table-cell>
          <table:table-cell table:style-name="ce8" table:formula="of:=12 + SUM([.B13:.L1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4]=&quot;r&quot;;3;IF([.A14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4]=&quot;r&quot;;3;IF([.C14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4]=&quot;r&quot;;4;IF([.E14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4]=&quot;r&quot;;4;IF([.G14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4]=&quot;r&quot;;5;IF([.I14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4]=&quot;r&quot;;5;IF([.K14]=&quot;f&quot;;-2.5;0))" office:value-type="float" office:value="0" calcext:value-type="float">
            <text:p>0</text:p>
          </table:table-cell>
          <table:table-cell table:style-name="ce8" table:formula="of:=12 + SUM([.B14:.L1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5]=&quot;r&quot;;3;IF([.A15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5]=&quot;r&quot;;3;IF([.C15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5]=&quot;r&quot;;4;IF([.E15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5]=&quot;r&quot;;4;IF([.G15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5]=&quot;r&quot;;5;IF([.I15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5]=&quot;r&quot;;5;IF([.K15]=&quot;f&quot;;-2.5;0))" office:value-type="float" office:value="0" calcext:value-type="float">
            <text:p>0</text:p>
          </table:table-cell>
          <table:table-cell table:style-name="ce8" table:formula="of:=12 + SUM([.B15:.L1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6]=&quot;r&quot;;3;IF([.A16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6]=&quot;r&quot;;3;IF([.C16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6]=&quot;r&quot;;4;IF([.E16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6]=&quot;r&quot;;4;IF([.G16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6]=&quot;r&quot;;5;IF([.I16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6]=&quot;r&quot;;5;IF([.K16]=&quot;f&quot;;-2.5;0))" office:value-type="float" office:value="0" calcext:value-type="float">
            <text:p>0</text:p>
          </table:table-cell>
          <table:table-cell table:style-name="ce8" table:formula="of:=12 + SUM([.B16:.L1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7]=&quot;r&quot;;3;IF([.A17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7]=&quot;r&quot;;3;IF([.C17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7]=&quot;r&quot;;4;IF([.E17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7]=&quot;r&quot;;4;IF([.G17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7]=&quot;r&quot;;5;IF([.I17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7]=&quot;r&quot;;5;IF([.K17]=&quot;f&quot;;-2.5;0))" office:value-type="float" office:value="0" calcext:value-type="float">
            <text:p>0</text:p>
          </table:table-cell>
          <table:table-cell table:style-name="ce8" table:formula="of:=12 + SUM([.B17:.L1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8]=&quot;r&quot;;3;IF([.A18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8]=&quot;r&quot;;3;IF([.C18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8]=&quot;r&quot;;4;IF([.E18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8]=&quot;r&quot;;4;IF([.G18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8]=&quot;r&quot;;5;IF([.I18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8]=&quot;r&quot;;5;IF([.K18]=&quot;f&quot;;-2.5;0))" office:value-type="float" office:value="0" calcext:value-type="float">
            <text:p>0</text:p>
          </table:table-cell>
          <table:table-cell table:style-name="ce8" table:formula="of:=12 + SUM([.B18:.L1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19]=&quot;r&quot;;3;IF([.A19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19]=&quot;r&quot;;3;IF([.C19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19]=&quot;r&quot;;4;IF([.E19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19]=&quot;r&quot;;4;IF([.G19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19]=&quot;r&quot;;5;IF([.I19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19]=&quot;r&quot;;5;IF([.K19]=&quot;f&quot;;-2.5;0))" office:value-type="float" office:value="0" calcext:value-type="float">
            <text:p>0</text:p>
          </table:table-cell>
          <table:table-cell table:style-name="ce8" table:formula="of:=12 + SUM([.B19:.L1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0]=&quot;r&quot;;3;IF([.A20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0]=&quot;r&quot;;3;IF([.C20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0]=&quot;r&quot;;4;IF([.E20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0]=&quot;r&quot;;4;IF([.G20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0]=&quot;r&quot;;5;IF([.I20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0]=&quot;r&quot;;5;IF([.K20]=&quot;f&quot;;-2.5;0))" office:value-type="float" office:value="0" calcext:value-type="float">
            <text:p>0</text:p>
          </table:table-cell>
          <table:table-cell table:style-name="ce8" table:formula="of:=12 + SUM([.B20:.L2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1]=&quot;r&quot;;3;IF([.A21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1]=&quot;r&quot;;3;IF([.C21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1]=&quot;r&quot;;4;IF([.E21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1]=&quot;r&quot;;4;IF([.G21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1]=&quot;r&quot;;5;IF([.I21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1]=&quot;r&quot;;5;IF([.K21]=&quot;f&quot;;-2.5;0))" office:value-type="float" office:value="0" calcext:value-type="float">
            <text:p>0</text:p>
          </table:table-cell>
          <table:table-cell table:style-name="ce8" table:formula="of:=12 + SUM([.B21:.L2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2]=&quot;r&quot;;3;IF([.A22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2]=&quot;r&quot;;3;IF([.C22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2]=&quot;r&quot;;4;IF([.E22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2]=&quot;r&quot;;4;IF([.G22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2]=&quot;r&quot;;5;IF([.I22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2]=&quot;r&quot;;5;IF([.K22]=&quot;f&quot;;-2.5;0))" office:value-type="float" office:value="0" calcext:value-type="float">
            <text:p>0</text:p>
          </table:table-cell>
          <table:table-cell table:style-name="ce8" table:formula="of:=12 + SUM([.B22:.L2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3]=&quot;r&quot;;3;IF([.A23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3]=&quot;r&quot;;3;IF([.C23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3]=&quot;r&quot;;4;IF([.E23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3]=&quot;r&quot;;4;IF([.G23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3]=&quot;r&quot;;5;IF([.I23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3]=&quot;r&quot;;5;IF([.K23]=&quot;f&quot;;-2.5;0))" office:value-type="float" office:value="0" calcext:value-type="float">
            <text:p>0</text:p>
          </table:table-cell>
          <table:table-cell table:style-name="ce8" table:formula="of:=12 + SUM([.B23:.L2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4]=&quot;r&quot;;3;IF([.A24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4]=&quot;r&quot;;3;IF([.C24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4]=&quot;r&quot;;4;IF([.E24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4]=&quot;r&quot;;4;IF([.G24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4]=&quot;r&quot;;5;IF([.I24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4]=&quot;r&quot;;5;IF([.K24]=&quot;f&quot;;-2.5;0))" office:value-type="float" office:value="0" calcext:value-type="float">
            <text:p>0</text:p>
          </table:table-cell>
          <table:table-cell table:style-name="ce8" table:formula="of:=12 + SUM([.B24:.L24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5]=&quot;r&quot;;3;IF([.A25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5]=&quot;r&quot;;3;IF([.C25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5]=&quot;r&quot;;4;IF([.E25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5]=&quot;r&quot;;4;IF([.G25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5]=&quot;r&quot;;5;IF([.I25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5]=&quot;r&quot;;5;IF([.K25]=&quot;f&quot;;-2.5;0))" office:value-type="float" office:value="0" calcext:value-type="float">
            <text:p>0</text:p>
          </table:table-cell>
          <table:table-cell table:style-name="ce8" table:formula="of:=12 + SUM([.B25:.L25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6]=&quot;r&quot;;3;IF([.A26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6]=&quot;r&quot;;3;IF([.C26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6]=&quot;r&quot;;4;IF([.E26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6]=&quot;r&quot;;4;IF([.G26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6]=&quot;r&quot;;5;IF([.I26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6]=&quot;r&quot;;5;IF([.K26]=&quot;f&quot;;-2.5;0))" office:value-type="float" office:value="0" calcext:value-type="float">
            <text:p>0</text:p>
          </table:table-cell>
          <table:table-cell table:style-name="ce8" table:formula="of:=12 + SUM([.B26:.L26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7]=&quot;r&quot;;3;IF([.A27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7]=&quot;r&quot;;3;IF([.C27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7]=&quot;r&quot;;4;IF([.E27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7]=&quot;r&quot;;4;IF([.G27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7]=&quot;r&quot;;5;IF([.I27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7]=&quot;r&quot;;5;IF([.K27]=&quot;f&quot;;-2.5;0))" office:value-type="float" office:value="0" calcext:value-type="float">
            <text:p>0</text:p>
          </table:table-cell>
          <table:table-cell table:style-name="ce8" table:formula="of:=12 + SUM([.B27:.L27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8]=&quot;r&quot;;3;IF([.A28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8]=&quot;r&quot;;3;IF([.C28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8]=&quot;r&quot;;4;IF([.E28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8]=&quot;r&quot;;4;IF([.G28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8]=&quot;r&quot;;5;IF([.I28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8]=&quot;r&quot;;5;IF([.K28]=&quot;f&quot;;-2.5;0))" office:value-type="float" office:value="0" calcext:value-type="float">
            <text:p>0</text:p>
          </table:table-cell>
          <table:table-cell table:style-name="ce8" table:formula="of:=12 + SUM([.B28:.L28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29]=&quot;r&quot;;3;IF([.A29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29]=&quot;r&quot;;3;IF([.C29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29]=&quot;r&quot;;4;IF([.E29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29]=&quot;r&quot;;4;IF([.G29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29]=&quot;r&quot;;5;IF([.I29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29]=&quot;r&quot;;5;IF([.K29]=&quot;f&quot;;-2.5;0))" office:value-type="float" office:value="0" calcext:value-type="float">
            <text:p>0</text:p>
          </table:table-cell>
          <table:table-cell table:style-name="ce8" table:formula="of:=12 + SUM([.B29:.L29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30]=&quot;r&quot;;3;IF([.A30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30]=&quot;r&quot;;3;IF([.C30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30]=&quot;r&quot;;4;IF([.E30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30]=&quot;r&quot;;4;IF([.G30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30]=&quot;r&quot;;5;IF([.I30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30]=&quot;r&quot;;5;IF([.K30]=&quot;f&quot;;-2.5;0))" office:value-type="float" office:value="0" calcext:value-type="float">
            <text:p>0</text:p>
          </table:table-cell>
          <table:table-cell table:style-name="ce8" table:formula="of:=12 + SUM([.B30:.L30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31]=&quot;r&quot;;3;IF([.A31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31]=&quot;r&quot;;3;IF([.C31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31]=&quot;r&quot;;4;IF([.E31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31]=&quot;r&quot;;4;IF([.G31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31]=&quot;r&quot;;5;IF([.I31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31]=&quot;r&quot;;5;IF([.K31]=&quot;f&quot;;-2.5;0))" office:value-type="float" office:value="0" calcext:value-type="float">
            <text:p>0</text:p>
          </table:table-cell>
          <table:table-cell table:style-name="ce8" table:formula="of:=12 + SUM([.B31:.L31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32]=&quot;r&quot;;3;IF([.A32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32]=&quot;r&quot;;3;IF([.C32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32]=&quot;r&quot;;4;IF([.E32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32]=&quot;r&quot;;4;IF([.G32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32]=&quot;r&quot;;5;IF([.I32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32]=&quot;r&quot;;5;IF([.K32]=&quot;f&quot;;-2.5;0))" office:value-type="float" office:value="0" calcext:value-type="float">
            <text:p>0</text:p>
          </table:table-cell>
          <table:table-cell table:style-name="ce8" table:formula="of:=12 + SUM([.B32:.L32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33]=&quot;r&quot;;3;IF([.A33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33]=&quot;r&quot;;3;IF([.C33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33]=&quot;r&quot;;4;IF([.E33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33]=&quot;r&quot;;4;IF([.G33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33]=&quot;r&quot;;5;IF([.I33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33]=&quot;r&quot;;5;IF([.K33]=&quot;f&quot;;-2.5;0))" office:value-type="float" office:value="0" calcext:value-type="float">
            <text:p>0</text:p>
          </table:table-cell>
          <table:table-cell table:style-name="ce8" table:formula="of:=12 + SUM([.B33:.L33])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5"/>
          <table:table-cell table:style-name="ce8" table:formula="of:=IF([.A34]=&quot;r&quot;;3;IF([.A34]=&quot;f&quot;;-1.5;0))" office:value-type="float" office:value="0" calcext:value-type="float">
            <text:p>0</text:p>
          </table:table-cell>
          <table:table-cell table:style-name="ce5"/>
          <table:table-cell table:style-name="ce8" table:formula="of:=IF([.C34]=&quot;r&quot;;3;IF([.C34]=&quot;f&quot;;-1.5;0))" office:value-type="float" office:value="0" calcext:value-type="float">
            <text:p>0</text:p>
          </table:table-cell>
          <table:table-cell table:style-name="ce9"/>
          <table:table-cell table:style-name="ce8" table:formula="of:=IF([.E34]=&quot;r&quot;;4;IF([.E34]=&quot;f&quot;;-2;0))" office:value-type="float" office:value="0" calcext:value-type="float">
            <text:p>0</text:p>
          </table:table-cell>
          <table:table-cell table:style-name="ce9"/>
          <table:table-cell table:style-name="ce8" table:formula="of:=IF([.G34]=&quot;r&quot;;4;IF([.G34]=&quot;f&quot;;-2;0))" office:value-type="float" office:value="0" calcext:value-type="float">
            <text:p>0</text:p>
          </table:table-cell>
          <table:table-cell table:style-name="ce10"/>
          <table:table-cell table:style-name="ce8" table:formula="of:=IF([.I34]=&quot;r&quot;;5;IF([.I34]=&quot;f&quot;;-2.5;0))" office:value-type="float" office:value="0" calcext:value-type="float">
            <text:p>0</text:p>
          </table:table-cell>
          <table:table-cell table:style-name="ce10"/>
          <table:table-cell table:style-name="ce8" table:formula="of:=IF([.K34]=&quot;r&quot;;5;IF([.K34]=&quot;f&quot;;-2.5;0))" office:value-type="float" office:value="0" calcext:value-type="float">
            <text:p>0</text:p>
          </table:table-cell>
          <table:table-cell table:style-name="ce8" table:formula="of:=12 + SUM([.B34:.L34])" office:value-type="float" office:value="12" calcext:value-type="float">
            <text:p>12</text:p>
          </table:table-cell>
          <table:table-cell table:number-columns-repeated="1011"/>
        </table:table-row>
        <table:table-row table:style-name="ro4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654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4" table:number-rows-repeated="983040">
          <table:table-cell table:number-columns-repeated="1024"/>
        </table:table-row>
        <table:table-row table:style-name="ro6" table:number-rows-repeated="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abelle2" table:style-name="ta2">
        <table:table-column table:style-name="co5" table:number-columns-repeated="257" table:default-cell-style-name="ce4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abelle3" table:style-name="ta3">
        <table:table-column table:style-name="co5" table:number-columns-repeated="257" table:default-cell-style-name="ce4"/>
        <table:table-column table:style-name="co5" table:number-columns-repeated="767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.00.0000</text:date>, <text:time style:data-style-name="N2" text:time-value="07:59:49.99235472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a</meta:initial-creator>
    <dc:date>2018-08-31T08:00:20.200433415</dc:date>
    <meta:editing-cycles>50</meta:editing-cycles>
    <meta:editing-duration>PT2H29M31S</meta:editing-duration>
    <meta:generator>LibreOffice/5.2.7.2$Linux_X86_64 LibreOffice_project/20m0$Build-2</meta:generator>
    <meta:document-statistic meta:table-count="3" meta:cell-count="231" meta:object-count="0"/>
  </office:meta>
</office:document-meta>
</file>